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e5df9" officeooo:paragraph-rsid="001e5df9"/>
    </style:style>
    <style:style style:name="P2" style:family="paragraph" style:parent-style-name="Standard">
      <style:text-properties fo:font-weight="bold" officeooo:rsid="001ee4ee" officeooo:paragraph-rsid="001ee4ee" style:font-weight-asian="bold" style:font-weight-complex="bold"/>
    </style:style>
    <style:style style:name="P3" style:family="paragraph" style:parent-style-name="Standard">
      <style:text-properties fo:font-weight="normal" officeooo:rsid="0020465f" officeooo:paragraph-rsid="0020465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daf7" officeooo:paragraph-rsid="0025daf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20bbc0" officeooo:paragraph-rsid="0020bbc0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normal" officeooo:rsid="001f25a5" officeooo:paragraph-rsid="001f25a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f25a5" officeooo:paragraph-rsid="001f25a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0465f" officeooo:paragraph-rsid="0020465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bbc0" officeooo:paragraph-rsid="0020bbc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2a3b0" officeooo:paragraph-rsid="0022a3b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normal" officeooo:rsid="0023f7f1" officeooo:paragraph-rsid="0023f7f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5daf7" officeooo:paragraph-rsid="0025daf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8bd5c" officeooo:paragraph-rsid="0028bd5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a1e2a" officeooo:paragraph-rsid="002a1e2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c6283" officeooo:paragraph-rsid="002c6283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c6283" officeooo:paragraph-rsid="002c6283" style:font-weight-asian="bold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dcacf" officeooo:paragraph-rsid="002dcacf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f3263" officeooo:paragraph-rsid="002f3263" style:font-weight-asian="bold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fc307" officeooo:paragraph-rsid="002fc307" style:font-weight-asian="bold" style:font-weight-complex="bold"/>
    </style:style>
    <style:style style:name="P20" style:family="paragraph" style:parent-style-name="Standard" style:list-style-name="L2">
      <style:text-properties style:text-underline-style="solid" style:text-underline-width="auto" style:text-underline-color="font-color" fo:font-weight="normal" officeooo:rsid="0020bbc0" officeooo:paragraph-rsid="0020bbc0" style:font-weight-asian="normal" style:font-weight-complex="normal"/>
    </style:style>
    <style:style style:name="P21" style:family="paragraph" style:parent-style-name="Standard" style:list-style-name="L2">
      <style:text-properties style:text-underline-style="solid" style:text-underline-width="auto" style:text-underline-color="font-color" fo:font-weight="normal" officeooo:rsid="0022a3b0" officeooo:paragraph-rsid="0022a3b0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25daf7" officeooo:paragraph-rsid="0025daf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c307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f25a5" style:font-weight-asian="normal" style:font-weight-complex="normal"/>
    </style:style>
    <style:style style:name="T9" style:family="text">
      <style:text-properties style:text-underline-style="none" officeooo:rsid="0022a3b0"/>
    </style:style>
    <style:style style:name="T10" style:family="text">
      <style:text-properties style:text-underline-style="none" officeooo:rsid="0025daf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a3b0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ff0000" style:text-underline-style="none" officeooo:rsid="0025daf7"/>
    </style:style>
    <style:style style:name="T15" style:family="text">
      <style:text-properties officeooo:rsid="002bf7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sco de auditoria<text:span text:style-name="T1">: risco de que o auditor expresse uma opinião de auditoria inadequada quando as demonstrações contábeis contiverem </text:span><text:span text:style-name="T4">distorções relevantes</text:span><text:span text:style-name="T7">. </text:span><text:span text:style-name="T8">O risco de auditoria é uma função de:</text:span></text:p>
      <text:list xml:id="list6133407558613861109" text:style-name="L1">
        <text:list-item>
          <text:p text:style-name="P6">riscos de distorção relevante; e</text:p>
        </text:list-item>
        <text:list-item>
          <text:p text:style-name="P6">risco de detecção.</text:p>
        </text:list-item>
      </text:list>
      <text:p text:style-name="P7"/>
      <text:p text:style-name="P3"><text:span text:style-name="T6">O risco de o auditor considerar que </text:span><text:span text:style-name="T5">há</text:span><text:span text:style-name="T6"> distorções relevantes nas demonstrações contábeis quando na verdade </text:span><text:span text:style-name="T5">não há</text:span><text:span text:style-name="T6"> é </text:span><text:span text:style-name="T5">insignificante</text:span><text:span text:style-name="T6">.</text:span></text:p>
      <text:p text:style-name="P8"/>
      <text:p text:style-name="P5"><text:span text:style-name="T13">Risco de detecção</text:span><text:span text:style-name="T1">: risco de que os </text:span><text:span text:style-name="T4">procedimentos executados</text:span><text:span text:style-name="T1"> pelo auditor para reduzir o risco de auditoria a um nível aceitavelmente baixo </text:span><text:span text:style-name="T3">não</text:span><text:span text:style-name="T1"> detectem uma distorção existente que possa ser </text:span><text:span text:style-name="T3">relevante</text:span><text:span text:style-name="T1">, individualmente ou em conjunto com outras distorções.</text:span></text:p>
      <text:p text:style-name="P9"/>
      <text:p text:style-name="P5"><text:span text:style-name="T13">Riscos de distorção relevante</text:span><text:span text:style-name="T1">: risco de que as demonstrações contábeis contenham distorção </text:span><text:span text:style-name="T3">relevante</text:span><text:span text:style-name="T1"> </text:span><text:span text:style-name="T3">antes</text:span><text:span text:style-name="T1"> da auditoria.</text:span></text:p>
      <text:list xml:id="list8346014393543013416" text:style-name="L2">
        <text:list-item>
          <text:p text:style-name="P20">Risco inerente<text:span text:style-name="T6"> </text:span><text:span text:style-name="T14">[erro/irregularidade ocorreu nos registros ou demonstrações contábeis]</text:span><text:span text:style-name="T10"> </text:span><text:span text:style-name="T6">→ </text:span><text:span text:style-name="T9">suscetibilidade de uma afirmação a respeito de uma transação, saldo contábil ou divulgação, a uma distorção que possa ser relevante, individualmente ou em conjunto com outras distorções, </text:span><text:span text:style-name="T12">antes da consideração de quaisquer controles</text:span><text:span text:style-name="T9">;</text:span></text:p>
        </text:list-item>
        <text:list-item>
          <text:p text:style-name="P21">Risco de controle<text:span text:style-name="T6"> </text:span><text:span text:style-name="T14">[erro/irregularidade não foi detectado pelo sistema de controle interno]</text:span><text:span text:style-name="T6">→ risco de que uma distorção que possa ocorrer em uma afirmação sobre uma classe de transação, saldo contábil ou divulgação e que possa ser relevante, individualmente ou em conjunto com outras distorções, </text:span><text:span text:style-name="T11">não seja prevenida, detectada e corrigida tempestivamente pelo controle interno da entidade</text:span><text:span text:style-name="T6">.</text:span></text:p>
        </text:list-item>
      </text:list>
      <text:p text:style-name="P10"/>
      <text:p text:style-name="P11">Risco de Auditoria = Risco de Detecção x Riscos de Distorção Relevante</text:p>
      <text:p text:style-name="P11"/>
      <text:p text:style-name="P4"><text:span text:style-name="T6">Grau de priorização dos trabalhos</text:span><text:span text:style-name="T7"> → materialidade x relevância x criticidade.</text:span></text:p>
      <text:list xml:id="list6185061079220015930" text:style-name="L3">
        <text:list-item>
          <text:p text:style-name="P22"><text:span text:style-name="T6">Materialidade</text:span><text:span text:style-name="T7">: montante de recursos financeiros envolvidos em determinada operação;</text:span></text:p>
        </text:list-item>
        <text:list-item>
          <text:p text:style-name="P22"><text:span text:style-name="T6">Relevância</text:span><text:span text:style-name="T7">: importância relativa ou papel desempenhado por determinada questão, situação ou unidade, existentes em um dado contexto, e deve ser considerada pelo auditor quando </text:span><text:span text:style-name="T1">determinar a natureza, a extensão e a oportunidade</text:span><text:span text:style-name="T7"> dos procedimentos de auditoria;</text:span></text:p>
        </text:list-item>
        <text:list-item>
          <text:p text:style-name="P22"><text:span text:style-name="T6">Criticidade</text:span><text:span text:style-name="T7">: fragilidade encontrada nos controles internos.</text:span></text:p>
        </text:list-item>
      </text:list>
      <text:p text:style-name="P12"/>
      <text:p text:style-name="P13">Risco → negativo, futuro e incerto.</text:p>
      <text:p text:style-name="P13"/>
      <text:p text:style-name="P14">Os <text:span text:style-name="T11">riscos de distorção relevante</text:span> podem existir em 2 níveis: no <text:span text:style-name="T11">nível geral</text:span> da demonstração contábil; e no <text:span text:style-name="T11">nível da afirmação</text:span> para classes de transações, saldos contábeis e divulga<text:span text:style-name="T15">ções.</text:span></text:p>
      <text:p text:style-name="P14"/>
      <text:p text:style-name="P15">Fraude e erro<text:span text:style-name="T1">:</text:span></text:p>
      <text:list xml:id="list7852334930229359111" text:style-name="L4">
        <text:list-item>
          <text:p text:style-name="P19"><text:span text:style-name="T1">fraude → intencional;</text:span></text:p>
        </text:list-item>
        <text:list-item>
          <text:p text:style-name="P19"><text:span text:style-name="T1">erro → não intencional;</text:span></text:p>
        </text:list-item>
        <text:list-item>
          <text:p text:style-name="P16"><text:span text:style-name="T1">o risco de não ser detectada uma distorção relevante decorrente de </text:span>fraude<text:span text:style-name="T1"> é </text:span><text:span text:style-name="T3">mais alto</text:span><text:span text:style-name="T1"> do que não ser detectada uma distorção relevante decorrente de </text:span>erro<text:span text:style-name="T1">;</text:span></text:p>
        </text:list-item>
        <text:list-item>
          <text:p text:style-name="P17"><text:span text:style-name="T1">o auditor deve determinar respostas “globais” (e não individuais) para tratar dos riscos avaliados de distorção relevante decorrente de fraude nas demonstrações contábeis;</text:span></text:p>
        </text:list-item>
        <text:list-item>
          <text:p text:style-name="P18"><text:span text:style-name="T1">a auditoria interna deve </text:span>assessorar<text:span text:style-name="T1"> a administração da entidade no trabalho de prevenção de fraudes e erros, obrigando-se a informá-la, </text:span><text:span text:style-name="T3">sempre por escrito</text:span><text:span text:style-name="T1">, de maneira </text:span><text:span text:style-name="T3">reservada</text:span><text:span text:style-name="T1">, sobre quaisquer indícios ou confirmações de irregularidad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5df9" officeooo:paragraph-rsid="001e5d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Fraudes e a responsabilidade do auditor. Risco de audito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3:05:06.277087499</meta:creation-date>
    <dc:date>2018-11-25T16:22:47.349161923</dc:date>
    <meta:editing-duration>PT1H24M14S</meta:editing-duration>
    <meta:editing-cycles>17</meta:editing-cycles>
    <meta:generator>LibreOffice/5.2.7.2$Linux_x86 LibreOffice_project/20m0$Build-2</meta:generator>
    <meta:document-statistic meta:table-count="0" meta:image-count="0" meta:object-count="0" meta:page-count="1" meta:paragraph-count="22" meta:word-count="434" meta:character-count="2928" meta:non-whitespace-character-count="2527"/>
  </office:meta>
</office:document-meta>
</file>